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6cm" style:rel-column-width="21607*"/>
    </style:style>
    <style:style style:name="Table1.B" style:family="table-column">
      <style:table-column-properties style:column-width="11.395cm" style:rel-column-width="4392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14pt" officeooo:rsid="0001f074" officeooo:paragraph-rsid="00026b26" style:font-size-asian="14pt" style:font-size-complex="14pt"/>
    </style:style>
    <style:style style:name="P2" style:family="paragraph" style:parent-style-name="Text_20_body">
      <style:text-properties fo:font-size="14pt" officeooo:rsid="0001f074" officeooo:paragraph-rsid="0001f074" style:font-size-asian="14pt" style:font-size-complex="14pt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4pt" style:font-size-asian="12.25pt" style:font-size-complex="14pt"/>
    </style:style>
    <style:style style:name="P5" style:family="paragraph" style:parent-style-name="Preformatted_20_Text" style:list-style-name="L2">
      <style:text-properties style:font-name="Liberation Mono" fo:font-size="14pt" officeooo:rsid="00082ca7" officeooo:paragraph-rsid="00082ca7" style:font-name-asian="NSimSun" style:font-size-asian="14pt" style:font-name-complex="Liberation Mono" style:font-size-complex="14pt"/>
    </style:style>
    <style:style style:name="P6" style:family="paragraph" style:parent-style-name="Standard" style:list-style-name="L2">
      <style:text-properties style:font-name="Liberation Mono" fo:font-size="14pt" officeooo:rsid="00082ca7" officeooo:paragraph-rsid="00082ca7" style:font-name-asian="NSimSun" style:font-size-asian="14pt" style:font-name-complex="Liberation Mono" style:font-size-complex="14pt"/>
    </style:style>
    <style:style style:name="P7" style:family="paragraph" style:parent-style-name="Table_20_Contents" style:list-style-name="L3">
      <style:text-properties fo:font-size="18pt" officeooo:rsid="0008a416" officeooo:paragraph-rsid="0008a416" style:font-size-asian="15.75pt" style:font-size-complex="18pt"/>
    </style:style>
    <style:style style:name="P8" style:family="paragraph" style:parent-style-name="Table_20_Contents" style:list-style-name="L3">
      <style:text-properties fo:font-size="18pt" officeooo:rsid="000941e4" officeooo:paragraph-rsid="000941e4" style:font-size-asian="15.75pt" style:font-size-complex="18pt"/>
    </style:style>
    <style:style style:name="P9" style:family="paragraph" style:parent-style-name="Table_20_Contents" style:list-style-name="L3">
      <style:text-properties fo:font-size="18pt" fo:font-style="italic" officeooo:rsid="0008a416" officeooo:paragraph-rsid="0008a416" style:font-size-asian="18pt" style:font-style-asian="italic" style:font-size-complex="18pt" style:font-style-complex="italic"/>
    </style:style>
    <style:style style:name="P10" style:family="paragraph" style:parent-style-name="Table_20_Contents" style:list-style-name="L3">
      <style:text-properties fo:font-size="18pt" fo:font-style="normal" officeooo:rsid="0008a416" officeooo:paragraph-rsid="0008a416" style:font-size-asian="18pt" style:font-style-asian="normal" style:font-size-complex="18pt" style:font-style-complex="normal"/>
    </style:style>
    <style:style style:name="P11" style:family="paragraph" style:parent-style-name="Table_20_Contents" style:list-style-name="L3">
      <style:text-properties fo:font-size="18pt" officeooo:rsid="000941e4" officeooo:paragraph-rsid="000941e4" style:font-size-asian="18pt" style:font-size-complex="18pt"/>
    </style:style>
    <style:style style:name="P12" style:family="paragraph" style:parent-style-name="Table_20_Contents" style:list-style-name="L3">
      <style:text-properties fo:font-size="18pt" officeooo:rsid="000941e4" officeooo:paragraph-rsid="000affed" style:font-size-asian="18pt" style:font-size-complex="18pt"/>
    </style:style>
    <style:style style:name="P13" style:family="paragraph" style:parent-style-name="Table_20_Contents" style:list-style-name="L3">
      <style:text-properties fo:font-size="18pt" officeooo:rsid="0008a416" officeooo:paragraph-rsid="0008a416" style:font-size-asian="18pt" style:font-size-complex="18pt"/>
    </style:style>
    <style:style style:name="P14" style:family="paragraph" style:parent-style-name="Table_20_Contents" style:list-style-name="L3">
      <style:text-properties fo:font-size="18pt" officeooo:paragraph-rsid="0008a416" style:font-size-asian="18pt" style:font-size-complex="18pt"/>
    </style:style>
    <style:style style:name="P15" style:family="paragraph" style:parent-style-name="Table_20_Contents" style:list-style-name="L1">
      <style:text-properties fo:font-size="18pt" officeooo:rsid="00082ca7" officeooo:paragraph-rsid="00082ca7" style:font-size-asian="18pt" style:font-size-complex="18pt"/>
    </style:style>
    <style:style style:name="P16" style:family="paragraph" style:parent-style-name="Table_20_Contents" style:list-style-name="L1">
      <style:text-properties fo:font-size="18pt" officeooo:paragraph-rsid="00082ca7" style:font-size-asian="18pt" style:font-size-complex="18pt"/>
    </style:style>
    <style:style style:name="P17" style:family="paragraph" style:parent-style-name="Table_20_Contents" style:list-style-name="L1">
      <style:text-properties fo:font-size="18pt" fo:font-weight="normal" officeooo:rsid="00082ca7" officeooo:paragraph-rsid="00082ca7" style:font-size-asian="18pt" style:font-weight-asian="normal" style:font-size-complex="18pt" style:font-weight-complex="normal"/>
    </style:style>
    <style:style style:name="P18" style:family="paragraph" style:parent-style-name="Text_20_body" style:list-style-name="L4">
      <style:text-properties fo:font-size="18pt" style:text-underline-style="solid" style:text-underline-width="auto" style:text-underline-color="font-color" fo:font-weight="bold" officeooo:rsid="0001f074" officeooo:paragraph-rsid="0001f074" style:font-size-asian="15.75pt" style:font-weight-asian="bold" style:font-size-complex="18pt" style:font-weight-complex="bold"/>
    </style:style>
    <style:style style:name="P19" style:family="paragraph" style:parent-style-name="Text_20_body" style:list-style-name="L4">
      <style:text-properties fo:font-size="18pt" style:text-underline-style="solid" style:text-underline-width="auto" style:text-underline-color="font-color" fo:font-weight="bold" officeooo:rsid="00026b26" officeooo:paragraph-rsid="00026b26" style:font-size-asian="15.75pt" style:font-weight-asian="bold" style:font-size-complex="18pt" style:font-weight-complex="bold"/>
    </style:style>
    <style:style style:name="P20" style:family="paragraph" style:parent-style-name="Text_20_body">
      <style:text-properties fo:font-size="18pt" style:text-underline-style="none" fo:font-weight="normal" officeooo:rsid="00026b26" officeooo:paragraph-rsid="000314e2" style:font-size-asian="15.75pt" style:font-weight-asian="normal" style:font-size-complex="18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82ca7" style:font-weight-asian="normal" style:font-weight-complex="normal"/>
    </style:style>
    <style:style style:name="T4" style:family="text">
      <style:text-properties officeooo:rsid="00082ca7"/>
    </style:style>
    <style:style style:name="T5" style:family="text">
      <style:text-properties fo:font-size="14pt" fo:font-weight="normal" officeooo:rsid="00082ca7" style:font-size-asian="14pt" style:font-weight-asian="normal" style:font-size-complex="14pt" style:font-weight-complex="normal"/>
    </style:style>
    <style:style style:name="T6" style:family="text">
      <style:text-properties officeooo:rsid="0008a416"/>
    </style:style>
    <style:style style:name="T7" style:family="text">
      <style:text-properties fo:font-size="18pt" officeooo:rsid="0008a416" style:font-size-asian="15.75pt" style:font-size-complex="18pt"/>
    </style:style>
    <style:style style:name="T8" style:family="text">
      <style:text-properties fo:font-size="18pt" officeooo:rsid="0008a416" style:font-size-asian="18pt" style:font-size-complex="1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list xml:id="list2446225659" text:style-name="L4">
        <text:list-item>
          <text:p text:style-name="P18">Rückblick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text:style-name="L1">
              <text:list-item>
                <text:p text:style-name="P15">Meeting mit Studieren-denservice</text:p>
              </text:list-item>
            </text:list>
          </table:table-cell>
          <table:table-cell table:style-name="Table2.B1" office:value-type="string">
            <text:list text:continue-numbering="true" text:style-name="L1">
              <text:list-item>
                <text:p text:style-name="P16"><text:span text:style-name="T3">Treffen mit </text:span><text:span text:style-name="T1">Andreas Gaber</text:span> <text:span text:style-name="T4">(KULTUR@swffo.de)</text:span></text:p>
              </text:list-item>
              <text:list-item>
                <text:p text:style-name="P17">können finanziell Unterstützung geben</text:p>
              </text:list-item>
              <text:list-item>
                <text:p text:style-name="P17">Hinweis auf Raummietung bei “<text:span text:style-name="T2">Bühne Acht</text:span>”</text:p>
              </text:list-item>
            </text:list>
          </table:table-cell>
        </table:table-row>
        <table:table-row>
          <table:table-cell table:style-name="Table2.A2" office:value-type="string">
            <text:list text:continue-numbering="true" text:style-name="L1">
              <text:list-item>
                <text:p text:style-name="P15">Plakat</text:p>
              </text:list-item>
            </text:list>
          </table:table-cell>
          <table:table-cell table:style-name="Table2.B2" office:value-type="string">
            <text:list text:continue-numbering="true" text:style-name="L1">
              <text:list-item>
                <text:p text:style-name="P15">Lucy übernimmt arbeit an einem Plakat</text:p>
              </text:list-item>
            </text:list>
          </table:table-cell>
        </table:table-row>
      </table:table>
      <text:p text:style-name="P2"/>
      <text:list xml:id="list212525213671406" text:continue-list="list2446225659" text:style-name="L4">
        <text:list-item>
          <text:p text:style-name="P19">Aktuell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text:style-name="L2">
              <text:list-item>
                <text:p text:style-name="P5">Treffen mit “Bühne Acht”</text:p>
              </text:list-item>
            </text:list>
          </table:table-cell>
          <table:table-cell table:style-name="Table1.B1" office:value-type="string">
            <text:list text:continue-numbering="true" text:style-name="L2">
              <text:list-item>
                <text:p text:style-name="P6">Treffen mit Katharina Riedel (<text:a xlink:type="simple" xlink:href="mailto:katharinariedel@gmx.net" text:style-name="Internet_20_link" text:visited-style-name="Visited_20_Internet_20_Link">katharinariedel@gmx.net</text:a>)</text:p>
              </text:list-item>
              <text:list-item>
                <text:p text:style-name="P6">stellt Raum zur Verfügung mit Stühlen, Tischen, Strom, Beamer + sanitären Einrichtungen</text:p>
              </text:list-item>
              <text:list-item>
                <text:p text:style-name="P6">Abstellraum verfügbar mit einzelne Spinde (eigene Schlösser nötig) und älteren Monitoren</text:p>
              </text:list-item>
              <text:list-item>
                <text:p text:style-name="P6">Zugang über elektronische Schlüssel</text:p>
              </text:list-item>
              <text:list-item>
                <text:p text:style-name="P6">momentan Mo-Mi Abends besetzt; parallele Nutzung mit anderen Clubs aufgrund von großer Fläche vorstellbar</text:p>
              </text:list-item>
            </text:list>
          </table:table-cell>
        </table:table-row>
      </table:table>
      <text:p text:style-name="P3"/>
      <text:p text:style-name="P4"/>
      <text:p text:style-name="P1"/>
      <text:list text:continue-list="list212525213671406" text:style-name="L4">
        <text:list-item>
          <text:p text:style-name="P19">Planung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list text:style-name="L3">
              <text:list-item>
                <text:p text:style-name="P7">“Bühne Acht”</text:p>
              </text:list-item>
            </text:list>
          </table:table-cell>
          <table:table-cell table:style-name="Table3.B1" office:value-type="string">
            <text:list text:continue-numbering="true" text:style-name="L3">
              <text:list-item>
                <text:p text:style-name="P13">Brain Stormen über zukünftige Nutzung/ zeitliche Belegung</text:p>
              </text:list-item>
              <text:list-item>
                <text:p text:style-name="P9">Katharina bis mitte September kontaktieren</text:p>
              </text:list-item>
              <text:list-item>
                <text:p text:style-name="P10">Absprache mit Schreib-Club über evt. parallele <text:soft-page-break/>Nutzung am Mittwoch</text:p>
              </text:list-item>
            </text:list>
          </table:table-cell>
        </table:table-row>
        <table:table-row>
          <table:table-cell table:style-name="Table3.A2" office:value-type="string">
            <text:list text:continue-numbering="true" text:style-name="L3">
              <text:list-item>
                <text:p text:style-name="P13">Werbung</text:p>
              </text:list-item>
            </text:list>
          </table:table-cell>
          <table:table-cell table:style-name="Table3.B2" office:value-type="string">
            <text:list text:continue-numbering="true" text:style-name="L3">
              <text:list-item>
                <text:p text:style-name="P14"><text:span text:style-name="T6">Präsentation des Clubs in der OTTIWO über eigenen Stand im Vorlesungsgebäude möglich (Idee an Katharina)</text:span></text:p>
                <text:list>
                  <text:list-item>
                    <text:p text:style-name="P11">Idee überlegen, wie Präsentation aussehen soll</text:p>
                  </text:list-item>
                </text:list>
              </text:list-item>
              <text:list-item>
                <text:p text:style-name="P13">Fertigstellen eines Plakats</text:p>
                <text:list>
                  <text:list-item>
                    <text:p text:style-name="P13">weiterleiten an FSR/Katharina</text:p>
                  </text:list-item>
                </text:list>
              </text:list-item>
              <text:list-item>
                <text:p text:style-name="P13">erwähnen des Clubs in der Einführungswoche Anfang Oktober</text:p>
              </text:list-item>
            </text:list>
          </table:table-cell>
        </table:table-row>
        <table:table-row>
          <table:table-cell table:style-name="Table3.A2" office:value-type="string">
            <text:list text:continue-numbering="true" text:style-name="L3">
              <text:list-item>
                <text:p text:style-name="P7">Informationsaustausch</text:p>
              </text:list-item>
            </text:list>
          </table:table-cell>
          <table:table-cell table:style-name="Table3.B2" office:value-type="string">
            <text:list text:continue-numbering="true" text:style-name="L3">
              <text:list-item>
                <text:p text:style-name="P7">Treffen zum Austausch über Wissen zu alter Hardware/Software</text:p>
              </text:list-item>
            </text:list>
          </table:table-cell>
        </table:table-row>
        <table:table-row>
          <table:table-cell table:style-name="Table3.A2" office:value-type="string">
            <text:list text:continue-numbering="true" text:style-name="L3">
              <text:list-item>
                <text:p text:style-name="P8">Betriebssysteme-Lehrstuhl</text:p>
              </text:list-item>
            </text:list>
          </table:table-cell>
          <table:table-cell table:style-name="Table3.B2" office:value-type="string">
            <text:list text:continue-numbering="true" text:style-name="L3">
              <text:list-item>
                <text:p text:style-name="P8">Randolf momentan im Urlaub </text:p>
                <text:list>
                  <text:list-item>
                    <text:p text:style-name="P8">später nachfragen, ob der Lehrstuhl unterstützen kann</text:p>
                  </text:list-item>
                </text:list>
              </text:list-item>
            </text:list>
          </table:table-cell>
        </table:table-row>
        <table:table-row>
          <table:table-cell table:style-name="Table3.A2" office:value-type="string">
            <text:list text:continue-numbering="true" text:style-name="L3">
              <text:list-item>
                <text:p text:style-name="P12">Inventar</text:p>
              </text:list-item>
            </text:list>
          </table:table-cell>
          <table:table-cell table:style-name="Table3.B2" office:value-type="string">
            <text:list text:continue-numbering="true" text:style-name="L3">
              <text:list-item>
                <text:p text:style-name="P12">Liste über das Inventar des Clubs erstellen</text:p>
              </text:list-item>
            </text:list>
          </table:table-cell>
        </table:table-row>
      </table:table>
      <text:p text:style-name="P20"><text:a xlink:type="simple" xlink:href="mailto:service-cb@swffo.de" text:style-name="Internet_20_link" text:visited-style-name="Visited_20_Internet_20_Link"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31T21:25:24.808000000</dc:date>
    <meta:editing-duration>PT2H48M18S</meta:editing-duration>
    <meta:editing-cycles>13</meta:editing-cycles>
    <meta:generator>LibreOffice/24.2.0.3$Windows_X86_64 LibreOffice_project/da48488a73ddd66ea24cf16bbc4f7b9c08e9bea1</meta:generator>
    <meta:print-date>2024-07-10T13:45:35.242000000</meta:print-date>
    <meta:printed-by>PDF files</meta:printed-by>
    <meta:document-statistic meta:table-count="3" meta:image-count="0" meta:object-count="0" meta:page-count="2" meta:paragraph-count="32" meta:word-count="198" meta:character-count="1330" meta:non-whitespace-character-count="1195"/>
  </office:meta>
</office:document-meta>
</file>